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fo:font-variant="normal" fo:text-transform="none" fo:color="#595959" style:text-line-through-style="none" style:font-name="Helvetica Neue" fo:font-size="18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595959" style:text-line-through-style="none" style:font-name="Helvetica Neue" fo:font-size="13pt" fo:font-style="normal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31ac643a-7fff-c511-f544-ef370aa1fe3d"/>Professional Profile | Experienced communications and media strategist</text:h>
      <text:p text:style-name="P1">Online community moderation, customer service and content management</text:p>
      <text:p text:style-name="P1">Skilled in writing, copy editing, research</text:p>
      <text:p text:style-name="P1">Hard working, good natured, open minded and flexi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35:20.169000000</meta:creation-date>
    <dc:date>2019-11-05T10:01:30.91</dc:date>
    <meta:editing-duration>PT3M47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4" meta:word-count="30" meta:character-count="232"/>
    <dc:creator>Jon Morgan</dc:creator>
  </office:meta>
</office:document-meta>
</file>